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3" style:family="text">
      <style:text-properties fo:font-size="18.00pt" fo:font-weight="normal" fo:font-family="'Copperplate Gothic Light'" style:font-family-asian="'Copperplate Gothic Light'" style:font-family-complex="'Copperplate Gothic Light'" fo:background-color="transparent" style:use-window-font-color="true" fo:font-style="italic"/>
    </style:style>
    <style:style style:name="T4" style:family="text">
      <style:text-properties fo:font-size="13.50pt" fo:font-weight="normal" fo:font-family="'Copperplate Gothic Light'" style:font-family-asian="'Copperplate Gothic Light'" style:font-family-complex="'Copperplate Gothic Light'" fo:background-color="transparent" style:use-window-font-color="true" fo:font-style="italic"/>
    </style:style>
    <style:style style:name="T5" style:family="text">
      <style:text-properties fo:font-size="7.50pt" fo:font-weight="normal" fo:font-family="'Copperplate Gothic Light'" style:font-family-asian="'Copperplate Gothic Light'" style:font-family-complex="'Copperplate Gothic Light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7.50pt" fo:font-weight="normal" fo:font-family="'Copperplate Gothic Light'" style:font-family-asian="'Copperplate Gothic Light'" style:font-family-complex="'Copperplate Gothic Light'" fo:background-color="transparent" style:use-window-font-color="true"/>
    </style:style>
    <style:style style:name="T8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9" style:family="text">
      <style:text-properties fo:font-size="10.00pt" fo:font-weight="normal" fo:font-family="'Copperplate Gothic Light'" style:font-family-asian="'Copperplate Gothic Light'" style:font-family-complex="'Copperplate Gothic Light'" fo:background-color="transparent" style:use-window-font-color="true"/>
    </style:style>
    <style:style style:name="T10" style:family="text">
      <style:text-properties fo:font-size="7.5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0" style:family="text">
      <style:text-properties fo:font-size="12.00pt" fo:font-weight="bold" fo:font-family="'Arial Black'" style:font-family-asian="'Arial Black'" style:font-family-complex="'Arial Black'" fo:background-color="transparent" style:use-window-font-color="tru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4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4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7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7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9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0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1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2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3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3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5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5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style="italic"/>
    </style:style>
    <style:style style:name="T15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3" style:family="text">
      <style:text-properties fo:font-size="12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164" style:family="text">
      <style:text-properties fo:font-size="10.00pt" fo:font-weight="bold" fo:font-family="'Arial Black'" style:font-family-asian="'Arial Black'" style:font-family-complex="'Arial Black'" fo:background-color="transparent" style:use-window-font-color="true"/>
    </style:style>
    <style:style style:name="T165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1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17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18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8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18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2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195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96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200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01" style:family="text">
      <style:text-properties fo:font-size="10.00pt" fo:font-weight="bold" fo:font-family="'Copperplate Gothic Light'" style:font-family-asian="'Copperplate Gothic Light'" style:font-family-complex="'Copperplate Gothic Light'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0.00pt" fo:font-weight="bold" fo:font-family="'Arial Black'" style:font-family-asian="'Arial Black'" style:font-family-complex="'Arial Black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06" style:family="text">
      <style:text-properties fo:font-size="12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center"/>
    </style:style>
    <text:list-style style:name="L5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/>
    </style:style>
    <text:list-style style:name="L9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/>
    </style:style>
    <text:list-style style:name="L13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 fo:margin-left="40.5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/>
    </style:style>
    <text:list-style style:name="L17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40.50pt" fo:text-indent="0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/>
    </style:style>
    <text:list-style style:name="L23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40.50pt" fo:text-indent="0.00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/>
    </style:style>
    <text:list-style style:name="L34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40.50pt" fo:text-indent="0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/>
    </style:style>
  </office:automatic-styles>
  <office:body>
    <office:text>
      <text:p text:style-name="P1"><draw:frame text:anchor-type="as-char" svg:width="30.43mm" svg:height="30.43mm" style:rel-width="scale" style:rel-height="scale"><draw:object-ole xlink:href="OleObj1"/><draw:image xlink:href="ObjectReplacements/OleObj1"/></draw:frame><text:span text:style-name="T1"/></text:p>
      <text:p text:style-name="P1"><text:span text:style-name="T2">Jay Bulaquia Evangelio</text:span></text:p>
      <text:p text:style-name="P1"><text:span text:style-name="T3">'</text:span><text:span text:style-name="T4">Jing-jing’</text:span></text:p>
      <text:p text:style-name="P1"><text:span text:style-name="T5"> </text:span></text:p>
      <text:p text:style-name="P1"><text:span text:style-name="T5">Block 6 Lot 8 Rajah TownHomes J. S. Alinsug St., Basak, Mandaue</text:span><text:span text:style-name="T6"><text:s/></text:span><text:span text:style-name="T7">City</text:span></text:p>
      <text:p text:style-name="P1"><text:span text:style-name="T8">0923 455 0269</text:span><text:span text:style-name="T9"><text:s/>| Jayevanz79@yahoo.com</text:span></text:p>
      <text:p text:style-name="P1"><text:span text:style-name="T9"> </text:span></text:p>
      <text:p text:style-name="P1"><text:span text:style-name="T10">FILIPINO | 23 October 1979 | MARRIED</text:span></text:p>
      <text:p text:style-name="P2"><text:span text:style-name="T11"/></text:p>
      <text:p text:style-name="P3"><text:span text:style-name="T12"> </text:span></text:p>
      <text:p text:style-name="P4"><text:span text:style-name="T13">KEY COMPETENCIES</text:span></text:p>
      <text:p text:style-name="P4"><text:span text:style-name="T14"/></text:p>
      <text:list text:style-name="L5">
        <text:list-item>
          <text:p text:style-name="P5"><text:span text:style-name="T15">Customer Service oriented for 14 years</text:span><text:span text:style-name="T16"><text:s/></text:span></text:p>
        </text:list-item>
        <text:list-item>
          <text:p text:style-name="P5"><text:span text:style-name="T17">Good personal relations</text:span><text:span text:style-name="T18"><text:s/></text:span></text:p>
        </text:list-item>
        <text:list-item>
          <text:p text:style-name="P5"><text:span text:style-name="T19">Displays utmost professionalism</text:span><text:span text:style-name="T20"><text:s/></text:span></text:p>
        </text:list-item>
        <text:list-item>
          <text:p text:style-name="P5"><text:span text:style-name="T21">Proven ability to deliver quality customer service to both external and internal customers.</text:span><text:span text:style-name="T22"><text:s/></text:span></text:p>
        </text:list-item>
        <text:list-item>
          <text:p text:style-name="P5"><text:span text:style-name="T23">Competent in using all technical methods of communication </text:span></text:p>
        </text:list-item>
        <text:list-item>
          <text:p text:style-name="P5"><text:span text:style-name="T23">Listens actively and effectively</text:span><text:span text:style-name="T24"><text:s/></text:span></text:p>
        </text:list-item>
        <text:list-item>
          <text:p text:style-name="P5"><text:span text:style-name="T25">Professional team player</text:span><text:span text:style-name="T26"><text:s/></text:span></text:p>
        </text:list-item>
        <text:list-item>
          <text:p text:style-name="P5"><text:span text:style-name="T27">Proficient in both oral and written English</text:span><text:span text:style-name="T28"><text:s/></text:span></text:p>
        </text:list-item>
        <text:list-item>
          <text:p text:style-name="P5"><text:span text:style-name="T29">Proficient in Microsoft Office Suites (Word, Excel, Power-Point)</text:span></text:p>
        </text:list-item>
      </text:list>
      <text:p text:style-name="P6"><text:span text:style-name="T30"> </text:span></text:p>
      <text:p text:style-name="P6"><text:span text:style-name="T31">PROFESSIONAL EXPERIENCES</text:span></text:p>
      <text:p text:style-name="P6"><text:span text:style-name="T32"> </text:span></text:p>
      <text:p text:style-name="P7"><text:span text:style-name="T33">Assistant Store Manager</text:span></text:p>
      <text:p text:style-name="P7"><text:span text:style-name="T33">CEBU CARMEL FOODS, INC.,</text:span><text:span text:style-name="T34"><text:s/>-<text:s/></text:span><text:span text:style-name="T35">May 05, 2008 –  December 20, 2009</text:span></text:p>
      <text:p text:style-name="P7"><text:span text:style-name="T36">- Chowking JY Square Mall, cor Salinas Drive, Lahug, Cebu City 6000 | 032 232 9996</text:span></text:p>
      <text:p text:style-name="P8"><text:span text:style-name="T37">established in 2005, provides customer and food handling services for Chowking located in Lahug, Cebu</text:span><text:span text:style-name="T38"><text:s/></text:span><text:span text:style-name="T39">City.</text:span></text:p>
      <text:p text:style-name="P8"><text:span text:style-name="T40"> </text:span></text:p>
      <text:p text:style-name="P8"><text:span text:style-name="T41">Essential Duties and Responsibilities: </text:span></text:p>
      <text:list text:style-name="L9">
        <text:list-item>
          <text:p text:style-name="P9"><text:span text:style-name="T42">Accountable for providing a high level of technical and billing response to the customers</text:span><text:span text:style-name="T43"><text:s/></text:span></text:p>
        </text:list-item>
        <text:list-item>
          <text:p text:style-name="P9"><text:span text:style-name="T44">Ensures that all communication with customer is within the guidelines of the client</text:span><text:span text:style-name="T45"><text:s/></text:span></text:p>
        </text:list-item>
        <text:list-item>
          <text:p text:style-name="P9"><text:span text:style-name="T46">Follows prescribed problem resolution procedures</text:span><text:span text:style-name="T47"><text:s/></text:span></text:p>
        </text:list-item>
        <text:list-item>
          <text:p text:style-name="P9"><text:span text:style-name="T48">Handles customer’s product usage and purchasing questions</text:span><text:span text:style-name="T49"><text:s/></text:span></text:p>
        </text:list-item>
        <text:list-item>
          <text:p text:style-name="P9"><text:span text:style-name="T50">Ensures that complaints are handled professionally and resolved promptly</text:span><text:span text:style-name="T51"><text:s/></text:span></text:p>
        </text:list-item>
        <text:list-item>
          <text:p text:style-name="P9"><text:span text:style-name="T52">Reaches and maintains the high level of administrative competence and customer service skills as required for the post</text:span><text:span text:style-name="T53">      </text:span></text:p>
        </text:list-item>
      </text:list>
      <text:p text:style-name="P10"><text:span text:style-name="T53"> </text:span></text:p>
      <text:p text:style-name="P10"><text:span text:style-name="T54"/></text:p>
      <text:p text:style-name="P10"><text:span text:style-name="T54"/></text:p>
      <text:p text:style-name="P10"><text:span text:style-name="T54"/></text:p>
      <text:p text:style-name="P10"><text:span text:style-name="T54"/></text:p>
      <text:p text:style-name="P11"><text:span text:style-name="T55">Production Associate</text:span><text:span text:style-name="T56">                     </text:span><text:span text:style-name="T57"><text:s/></text:span><text:span text:style-name="T58">                               </text:span><text:span text:style-name="T59"><text:s/></text:span></text:p>
      <text:p text:style-name="P11"><text:span text:style-name="T60">INNODATA  XML CONTENT FACTORY, INC.,</text:span><text:span text:style-name="T61"><text:s/>-<text:s/></text:span><text:span text:style-name="T62">April 24, 2007 – June 12, 2007</text:span></text:p>
      <text:p text:style-name="P11"><text:span text:style-name="T63">- HVG</text:span><text:span text:style-name="T64"><text:s/></text:span><text:span text:style-name="T65">Arcade  Information</text:span><text:span text:style-name="T66"><text:s/></text:span><text:span text:style-name="T67">Technology</text:span><text:span text:style-name="T68"><text:s/></text:span><text:span text:style-name="T69">Park, Subangdaku, Mandaue</text:span><text:span text:style-name="T70"><text:s/></text:span><text:span text:style-name="T71">City, Cebu 6014 | 032 3455878</text:span></text:p>
      <text:p text:style-name="P12"><text:span text:style-name="T72">Provides project based production support for external international clients.</text:span></text:p>
      <text:p text:style-name="P12"><text:span text:style-name="T72"> </text:span></text:p>
      <text:p text:style-name="P12"><text:span text:style-name="T72">Essential Duties and Responsibilities:</text:span></text:p>
      <text:list text:style-name="L13">
        <text:list-item>
          <text:p text:style-name="P13"><text:span text:style-name="T73">Screens book contents for errors</text:span><text:span text:style-name="T74"><text:s/></text:span></text:p>
        </text:list-item>
        <text:list-item>
          <text:p text:style-name="P13"><text:span text:style-name="T75">Ensures proper book formatting</text:span><text:span text:style-name="T76"><text:s/></text:span></text:p>
        </text:list-item>
        <text:list-item>
          <text:p text:style-name="P13"><text:span text:style-name="T77">Report to production supervisor</text:span></text:p>
        </text:list-item>
      </text:list>
      <text:p text:style-name="P14"><text:span text:style-name="T78">     </text:span><text:span text:style-name="T79"><text:s/></text:span></text:p>
      <text:p text:style-name="P15"><text:span text:style-name="T80">Shop Supervisor,<text:s/></text:span><text:span text:style-name="T81">May 11, 2004 – August 13, 2005</text:span><text:span text:style-name="T82">                      </text:span><text:span text:style-name="T83"><text:s/></text:span><text:span text:style-name="T84">                               </text:span><text:span text:style-name="T85"><text:s/></text:span></text:p>
      <text:p text:style-name="P15"><text:span text:style-name="T86">THE QUEEN CITY FOOD CHAIN, INC.,</text:span><text:span text:style-name="T87"><text:s/>-<text:s/></text:span><text:span text:style-name="T88">September 26, 2003 – August 13, 2005</text:span></text:p>
      <text:p text:style-name="P15"><text:span text:style-name="T89">- 1058 H Cortes St, Subangdaku, Mandaue</text:span><text:span text:style-name="T90"><text:s/></text:span><text:span text:style-name="T91">City, Cebu 6014 | 032 3489898</text:span></text:p>
      <text:p text:style-name="P16"><text:span text:style-name="T92">Provides customer service for Dunkin Donuts outlets located in Ayala Center, Cebu ; Supercat Terminal, Pier 4, Cebu City ; and Gaisano Country Mall, Banilad</text:span></text:p>
      <text:p text:style-name="P16"><text:span text:style-name="T92"> </text:span></text:p>
      <text:p text:style-name="P16"><text:span text:style-name="T92">Essential Duties and Responsibilities: </text:span></text:p>
      <text:list text:style-name="L17">
        <text:list-item>
          <text:p text:style-name="P17"><text:span text:style-name="T93">Responsible in bringing needed products and supplies to distribution outlets</text:span><text:span text:style-name="T94"><text:s/></text:span></text:p>
        </text:list-item>
        <text:list-item>
          <text:p text:style-name="P17"><text:span text:style-name="T95">Supervises and delegates daily manpower per outlet</text:span><text:span text:style-name="T96"><text:s/></text:span></text:p>
        </text:list-item>
        <text:list-item>
          <text:p text:style-name="P17"><text:span text:style-name="T97">Ensures all materials are noted and counted before display</text:span><text:span text:style-name="T98"><text:s/></text:span></text:p>
        </text:list-item>
        <text:list-item>
          <text:p text:style-name="P17"><text:span text:style-name="T99">Met expected daily, weekly and monthly sales</text:span><text:span text:style-name="T100"><text:s/></text:span></text:p>
        </text:list-item>
        <text:list-item>
          <text:p text:style-name="P17"><text:span text:style-name="T101">Followed company protocols in getting and returning materials to the main office. </text:span></text:p>
        </text:list-item>
        <text:list-item>
          <text:p text:style-name="P17"><text:span text:style-name="T101">Entertain customer inquiry and complaints</text:span><text:span text:style-name="T102"><text:s/></text:span></text:p>
        </text:list-item>
        <text:list-item>
          <text:p text:style-name="P17"><text:span text:style-name="T103">Maintains good customer relations</text:span><text:span text:style-name="T104"><text:s/></text:span></text:p>
        </text:list-item>
        <text:list-item>
          <text:p text:style-name="P17"><text:span text:style-name="T105">Reports to Store Manager and Operations Manager</text:span></text:p>
        </text:list-item>
      </text:list>
      <text:p text:style-name="P18"><text:span text:style-name="T105"> </text:span></text:p>
      <text:p text:style-name="P19"><text:span text:style-name="T106">Service Crew Cashier,<text:s/></text:span><text:span text:style-name="T107">September 26, 2003 – May 10, 2004</text:span></text:p>
      <text:p text:style-name="P19"><text:span text:style-name="T108">THE QUEEN CITY FOOD CHAIN, INC.,</text:span><text:span text:style-name="T109"><text:s/>-<text:s/></text:span><text:span text:style-name="T110">September 26, 2003 – August 13, 2005</text:span></text:p>
      <text:p text:style-name="P19"><text:span text:style-name="T111">- 1058 H Cortes St, Subangdaku, Mandaue</text:span><text:span text:style-name="T112"><text:s/></text:span><text:span text:style-name="T113">City, Cebu 6014 | 032 3489898</text:span></text:p>
      <text:p text:style-name="P20"><text:span text:style-name="T114">Provides customer service for Dunkin Donuts outlets located in Ayala</text:span><text:span text:style-name="T115"><text:s/></text:span><text:span text:style-name="T116">Center, Cebu ; Supercat Terminal, Pier 4, Cebu</text:span><text:span text:style-name="T117"><text:s/></text:span><text:span text:style-name="T118">City ; and Gaisano Country Mall, Banilad</text:span></text:p>
      <text:p text:style-name="P21"><text:span text:style-name="T119"> </text:span></text:p>
      <text:p text:style-name="P22"><text:span text:style-name="T120">Essential Duties and Responsibilities: </text:span></text:p>
      <text:list text:style-name="L23">
        <text:list-item>
          <text:p text:style-name="P23"><text:span text:style-name="T121">Responsible in bringing needed products and supplies to distribution outlets</text:span><text:span text:style-name="T122"><text:s/></text:span></text:p>
        </text:list-item>
        <text:list-item>
          <text:p text:style-name="P23"><text:span text:style-name="T123">Reports to the Shop Supervisor</text:span><text:span text:style-name="T124"><text:s/></text:span></text:p>
        </text:list-item>
        <text:list-item>
          <text:p text:style-name="P23"><text:span text:style-name="T125">Renders world class customer service</text:span></text:p>
        </text:list-item>
      </text:list>
      <text:p text:style-name="P24"><text:span text:style-name="T125"> </text:span></text:p>
      <text:p text:style-name="P24"><text:span text:style-name="T126">Sales Representative,<text:s/></text:span><text:span text:style-name="T127">May 1998 – May 2002</text:span></text:p>
      <text:p text:style-name="P24"><text:span text:style-name="T128">SCHEMA ELECTRO INDUSTRIES, INC.,</text:span><text:span text:style-name="T129"><text:s/>-<text:s/></text:span><text:span text:style-name="T130">August 1996 – May 2002</text:span></text:p>
      <text:p text:style-name="P24"><text:span text:style-name="T131">-<text:s/></text:span><text:span text:style-name="T132">621 Trading Boulevard, Davao City, Philippines | 082 305 8198</text:span></text:p>
      <text:p text:style-name="P25"><text:span text:style-name="T133">provides customer and counter sales services for constructions industries, serving mainly in the city of Davao.</text:span></text:p>
      <text:p text:style-name="P26"><text:span text:style-name="T134"> </text:span></text:p>
      <text:p text:style-name="P27"><text:span text:style-name="T135">Essential Duties and Responsibilities: </text:span></text:p>
      <text:list text:style-name="L28">
        <text:list-item>
          <text:p text:style-name="P28"><text:span text:style-name="T136">Responsible in bringing needed products and supplies to distribution outlets</text:span><text:span text:style-name="T137"><text:s/></text:span></text:p>
        </text:list-item>
        <text:list-item>
          <text:p text:style-name="P28"><text:span text:style-name="T138">Reports to owner</text:span><text:span text:style-name="T139"><text:s/></text:span></text:p>
        </text:list-item>
        <text:list-item>
          <text:p text:style-name="P28"><text:span text:style-name="T140">Conducts monthly inventories of supplies</text:span><text:span text:style-name="T141"><text:s/></text:span></text:p>
        </text:list-item>
        <text:list-item>
          <text:p text:style-name="P28"><text:span text:style-name="T142">Gains and maintains professional customer relations</text:span><text:span text:style-name="T143"><text:s/></text:span></text:p>
        </text:list-item>
        <text:list-item>
          <text:p text:style-name="P28"><text:span text:style-name="T144">Responsible with the daily sales of the store</text:span><text:span text:style-name="T145"><text:s/></text:span></text:p>
        </text:list-item>
        <text:list-item>
          <text:p text:style-name="P28"><text:span text:style-name="T146">Go on product deliveries as requested by customers</text:span></text:p>
        </text:list-item>
      </text:list>
      <text:p text:style-name="P29"><text:span text:style-name="T146"> </text:span></text:p>
      <text:p text:style-name="P30"><text:span text:style-name="T147"/></text:p>
      <text:p text:style-name="P30"><text:span text:style-name="T148">Counter Sales Personnel,<text:s/></text:span><text:span text:style-name="T149">August1996 – May 2002</text:span></text:p>
      <text:p text:style-name="P30"><text:span text:style-name="T150">SCHEMA ELECTRO INDUSTRIES, INC.,</text:span><text:span text:style-name="T151"><text:s/>-<text:s/></text:span><text:span text:style-name="T152">August 1996  – May 2002</text:span></text:p>
      <text:p text:style-name="P30"><text:span text:style-name="T153">-<text:s/></text:span><text:span text:style-name="T154">621 Trading Boulevard, Davao City, Philippines | 082 305 8198</text:span></text:p>
      <text:p text:style-name="P31"><text:span text:style-name="T155">provides customer and counter sales services for constructions industries, serving mainly in the city of Davao.</text:span></text:p>
      <text:p text:style-name="P32"><text:span text:style-name="T156"> </text:span></text:p>
      <text:p text:style-name="P33"><text:span text:style-name="T157">Essential Duties and Responsibilities: </text:span></text:p>
      <text:list text:style-name="L34">
        <text:list-item>
          <text:p text:style-name="P34"><text:span text:style-name="T158">Renders clerical and merchandising activities in the store</text:span><text:span text:style-name="T159"><text:s/></text:span></text:p>
        </text:list-item>
        <text:list-item>
          <text:p text:style-name="P34"><text:span text:style-name="T160">Reports to the owner</text:span><text:span text:style-name="T161"><text:s/></text:span></text:p>
        </text:list-item>
        <text:list-item>
          <text:p text:style-name="P34"><text:span text:style-name="T162">Entertains customer inquiries and product installations</text:span></text:p>
        </text:list-item>
      </text:list>
      <text:p text:style-name="P35"><text:span text:style-name="T162"> </text:span></text:p>
      <text:p text:style-name="P36"><text:span text:style-name="T162"> </text:span></text:p>
      <text:p text:style-name="P37"><text:span text:style-name="T163">CERTIFICATIONS / TRAININGS ATTENDED</text:span></text:p>
      <text:p text:style-name="P37"><text:span text:style-name="T164"> </text:span></text:p>
      <text:p text:style-name="P37"><text:span text:style-name="T165">Certificate of Achievement : Store Management Training Program (Class 198)</text:span><text:span text:style-name="T166">,<text:s/></text:span><text:span text:style-name="T167">May 6, 2008  – August 1, 2008</text:span></text:p>
      <text:p text:style-name="P37"><text:span text:style-name="T168">Chowking –<text:s/></text:span><text:span text:style-name="T169">Given on November 11, 2008 ; Cebu</text:span><text:span text:style-name="T170"><text:s/></text:span><text:span text:style-name="T171">City</text:span></text:p>
      <text:p text:style-name="P37"><text:span text:style-name="T172"> </text:span></text:p>
      <text:p text:style-name="P37"><text:span text:style-name="T172">Certificate of Achievement : Career Seminar on ‘Customer Relations Management’</text:span><text:span text:style-name="T173">,<text:s/></text:span><text:span text:style-name="T174">May 20 – 29, 2009</text:span></text:p>
      <text:p text:style-name="P37"><text:span text:style-name="T175">Fresh N’ Famous Foods Inc. –<text:s/></text:span><text:span text:style-name="T176">Chowking Mandaue cor. A. Del Rosario, Mandaue</text:span><text:span text:style-name="T177"><text:s/></text:span><text:span text:style-name="T178">City</text:span></text:p>
      <text:p text:style-name="P37"><text:span text:style-name="T178"> </text:span></text:p>
      <text:p text:style-name="P37"><text:span text:style-name="T179">Cellphone Repair</text:span><text:span text:style-name="T180">,<text:s/></text:span><text:span text:style-name="T181">July 2007 – March 19, 2008</text:span></text:p>
      <text:p text:style-name="P37"><text:span text:style-name="T182">Alternative Learning System (ALS) –<text:s/></text:span><text:span text:style-name="T183">Dep Ed Mandaue City Division, Cebu</text:span></text:p>
      <text:p text:style-name="P37"><text:span text:style-name="T183"> </text:span></text:p>
      <text:p text:style-name="P37"><text:span text:style-name="T184">Letter of Acknowledgment: Retail Management Training</text:span><text:span text:style-name="T185">,<text:s/></text:span><text:span text:style-name="T186">July 25 – 30, 2005</text:span></text:p>
      <text:p text:style-name="P37"><text:span text:style-name="T187">Golden Donuts Inc. –<text:s/></text:span><text:span text:style-name="T188">#1058 Hernan Cortes, Subangdaku, Mandaue</text:span><text:span text:style-name="T189"><text:s/></text:span><text:span text:style-name="T190">City</text:span></text:p>
      <text:p text:style-name="P37"><text:span text:style-name="T190"> </text:span></text:p>
      <text:p text:style-name="P37"><text:span text:style-name="T191">EDUCATIONAL ATTAINMENT</text:span></text:p>
      <text:p text:style-name="P37"><text:span text:style-name="T192"/></text:p>
      <text:p text:style-name="P37"><text:span text:style-name="T193">B</text:span><text:span text:style-name="T194">achelor of Elementary Education </text:span></text:p>
      <text:p text:style-name="P37"><text:span text:style-name="T195">May 30, 2002 - March 13, 2008</text:span></text:p>
      <text:p text:style-name="P37"><text:span text:style-name="T196">University of the Visayas</text:span><text:span text:style-name="T197"><text:s/></text:span></text:p>
      <text:p text:style-name="P37"><text:span text:style-name="T197">Corner D. Jakosalem and Colon Streets, </text:span></text:p>
      <text:p text:style-name="P37"><text:span text:style-name="T197">Cebu City 6000 Philippines</text:span></text:p>
      <text:p text:style-name="P37"><text:span text:style-name="T198"/></text:p>
      <text:p text:style-name="P37"><text:span text:style-name="T199">Industrial Electricity Technology</text:span></text:p>
      <text:p text:style-name="P37"><text:span text:style-name="T200">June 1997 – March 1999</text:span></text:p>
      <text:p text:style-name="P37"><text:span text:style-name="T201">Samson Technical Institute</text:span></text:p>
      <text:p text:style-name="P37"><text:span text:style-name="T202">Magsaysay Avenue, Davao City 8000 Philippines</text:span></text:p>
      <text:p text:style-name="P37"><text:span text:style-name="T203"> </text:span></text:p>
      <text:p text:style-name="P37"><text:span text:style-name="T204"/></text:p>
      <text:p text:style-name="P37"><text:span text:style-name="T205"> </text:span><text:span text:style-name="T206">CHARACTER REFERENCES</text:span></text:p>
      <text:p text:style-name="P37"><text:span text:style-name="T207"> </text:span></text:p>
      <text:p text:style-name="P37"><text:span text:style-name="T208">To be furnished upon request.</text:span></text:p>
      <text:p text:style-name="P38"><text:span text:style-name="T209"/></text:p>
      <text:p text:style-name="P38"><text:span text:style-name="T209"/></text:p>
      <text:p text:style-name="P38"><text:span text:style-name="T2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